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&gt;0" style:apply-style-name="Result" style:base-cell-address="frankenstein.F1"/>
    </style:style>
    <style:style style:name="ce2" style:family="table-cell" style:parent-style-name="Default">
      <style:map style:condition="cell-content()&lt;0" style:apply-style-name="Result" style:base-cell-address="frankenstein.G1"/>
    </style:style>
  </office:automatic-styles>
  <office:body>
    <office:spreadsheet>
      <table:calculation-settings table:automatic-find-labels="false"/>
      <table:table table:name="frankenste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rxn</text:p>
          </table:table-cell>
          <table:table-cell office:value-type="string" calcext:value-type="string">
            <text:p>frankenstein_min</text:p>
          </table:table-cell>
          <table:table-cell office:value-type="string" calcext:value-type="string">
            <text:p>frankenstein_max</text:p>
          </table:table-cell>
          <table:table-cell office:value-type="string" calcext:value-type="string">
            <text:p>old_min</text:p>
          </table:table-cell>
          <table:table-cell office:value-type="string" calcext:value-type="string">
            <text:p>old_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I</text:p>
          </table:table-cell>
          <table:table-cell office:value-type="float" office:value="-0.0723820487" calcext:value-type="float">
            <text:p>-0.0723820487</text:p>
          </table:table-cell>
          <table:table-cell office:value-type="float" office:value="0.2444419763" calcext:value-type="float">
            <text:p>0.2444419763</text:p>
          </table:table-cell>
          <table:table-cell office:value-type="float" office:value="-0.1005508688" calcext:value-type="float">
            <text:p>-0.1005508688</text:p>
          </table:table-cell>
          <table:table-cell office:value-type="float" office:value="0.2285528511" calcext:value-type="float">
            <text:p>0.2285528511</text:p>
          </table:table-cell>
          <table:table-cell table:formula="of:=[.B2]-[.D2]" office:value-type="float" office:value="0.0281688201" calcext:value-type="float">
            <text:p>0.0281688201</text:p>
          </table:table-cell>
          <table:table-cell table:formula="of:=[.C2]-[.E2]" office:value-type="float" office:value="0.0158891252" calcext:value-type="float">
            <text:p>0.0158891252</text:p>
          </table:table-cell>
        </table:table-row>
        <table:table-row table:style-name="ro1">
          <table:table-cell office:value-type="string" calcext:value-type="string">
            <text:p>PFK</text:p>
          </table:table-cell>
          <table:table-cell office:value-type="float" office:value="0.0021330753" calcext:value-type="float">
            <text:p>0.0021330753</text:p>
          </table:table-cell>
          <table:table-cell office:value-type="float" office:value="0.2399421367" calcext:value-type="float">
            <text:p>0.2399421367</text:p>
          </table:table-cell>
          <table:table-cell office:value-type="float" office:value="-0.000000000443546261898166" calcext:value-type="float">
            <text:p>-4.43546261898166E-10</text:p>
          </table:table-cell>
          <table:table-cell office:value-type="float" office:value="0.2243788698" calcext:value-type="float">
            <text:p>0.2243788698</text:p>
          </table:table-cell>
          <table:table-cell table:formula="of:=[.B3]-[.D3]" office:value-type="float" office:value="0.00213307574354626" calcext:value-type="float">
            <text:p>0.0021330757</text:p>
          </table:table-cell>
          <table:table-cell table:formula="of:=[.C3]-[.E3]" office:value-type="float" office:value="0.0155632669" calcext:value-type="float">
            <text:p>0.0155632669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float" office:value="0.0046048196" calcext:value-type="float">
            <text:p>0.0046048196</text:p>
          </table:table-cell>
          <table:table-cell office:value-type="float" office:value="0.2320503384" calcext:value-type="float">
            <text:p>0.2320503384</text:p>
          </table:table-cell>
          <table:table-cell office:value-type="float" office:value="-0.00000000132395752241987" calcext:value-type="float">
            <text:p>-1.32395752241987E-09</text:p>
          </table:table-cell>
          <table:table-cell office:value-type="float" office:value="0.2243343951" calcext:value-type="float">
            <text:p>0.2243343951</text:p>
          </table:table-cell>
          <table:table-cell table:formula="of:=[.B4]-[.D4]" office:value-type="float" office:value="0.00460482092395752" calcext:value-type="float">
            <text:p>0.0046048209</text:p>
          </table:table-cell>
          <table:table-cell table:formula="of:=[.C4]-[.E4]" office:value-type="float" office:value="0.0077159433" calcext:value-type="float">
            <text:p>0.0077159433</text:p>
          </table:table-cell>
        </table:table-row>
        <table:table-row table:style-name="ro1">
          <table:table-cell office:value-type="string" calcext:value-type="string">
            <text:p>TPI</text:p>
          </table:table-cell>
          <table:table-cell office:value-type="float" office:value="0.0020982753" calcext:value-type="float">
            <text:p>0.0020982753</text:p>
          </table:table-cell>
          <table:table-cell office:value-type="float" office:value="0.2316952868" calcext:value-type="float">
            <text:p>0.2316952868</text:p>
          </table:table-cell>
          <table:table-cell office:value-type="float" office:value="-0.0000000364301592068572" calcext:value-type="float">
            <text:p>-3.64301592068572E-08</text:p>
          </table:table-cell>
          <table:table-cell office:value-type="float" office:value="0.2243343951" calcext:value-type="float">
            <text:p>0.2243343951</text:p>
          </table:table-cell>
          <table:table-cell table:formula="of:=[.B5]-[.D5]" office:value-type="float" office:value="0.00209831173015921" calcext:value-type="float">
            <text:p>0.0020983117</text:p>
          </table:table-cell>
          <table:table-cell table:formula="of:=[.C5]-[.E5]" office:value-type="float" office:value="0.00736089170000001" calcext:value-type="float">
            <text:p>0.0073608917</text:p>
          </table:table-cell>
        </table:table-row>
        <table:table-row table:style-name="ro1">
          <table:table-cell office:value-type="string" calcext:value-type="string">
            <text:p>GAPD</text:p>
          </table:table-cell>
          <table:table-cell office:value-type="float" office:value="0.1227249927" calcext:value-type="float">
            <text:p>0.1227249927</text:p>
          </table:table-cell>
          <table:table-cell office:value-type="float" office:value="0.4537429984" calcext:value-type="float">
            <text:p>0.4537429984</text:p>
          </table:table-cell>
          <table:table-cell office:value-type="float" office:value="0.00000129623931761516" calcext:value-type="float">
            <text:p>1.29623931761516E-06</text:p>
          </table:table-cell>
          <table:table-cell office:value-type="float" office:value="0.4494864725" calcext:value-type="float">
            <text:p>0.4494864725</text:p>
          </table:table-cell>
          <table:table-cell table:formula="of:=[.B6]-[.D6]" office:value-type="float" office:value="0.122723696460682" calcext:value-type="float">
            <text:p>0.1227236965</text:p>
          </table:table-cell>
          <table:table-cell table:formula="of:=[.C6]-[.E6]" office:value-type="float" office:value="0.00425652590000003" calcext:value-type="float">
            <text:p>0.0042565259</text:p>
          </table:table-cell>
        </table:table-row>
        <table:table-row table:style-name="ro1">
          <table:table-cell office:value-type="string" calcext:value-type="string">
            <text:p>PGK</text:p>
          </table:table-cell>
          <table:table-cell office:value-type="float" office:value="-0.4516150318" calcext:value-type="float">
            <text:p>-0.4516150318</text:p>
          </table:table-cell>
          <table:table-cell office:value-type="float" office:value="-0.0421508705" calcext:value-type="float">
            <text:p>-0.0421508705</text:p>
          </table:table-cell>
          <table:table-cell office:value-type="float" office:value="-0.5053002928" calcext:value-type="float">
            <text:p>-0.5053002928</text:p>
          </table:table-cell>
          <table:table-cell office:value-type="float" office:value="0.0000000164007038365006" calcext:value-type="float">
            <text:p>1.64007038365006E-08</text:p>
          </table:table-cell>
          <table:table-cell table:formula="of:=[.B7]-[.D7]" office:value-type="float" office:value="0.053685261" calcext:value-type="float">
            <text:p>0.053685261</text:p>
          </table:table-cell>
          <table:table-cell table:formula="of:=[.C7]-[.E7]" office:value-type="float" office:value="-0.0421508869007038" calcext:value-type="float">
            <text:p>-0.0421508869</text:p>
          </table:table-cell>
        </table:table-row>
        <table:table-row table:style-name="ro1">
          <table:table-cell office:value-type="string" calcext:value-type="string">
            <text:p>PGM</text:p>
          </table:table-cell>
          <table:table-cell office:value-type="float" office:value="-0.4409079139" calcext:value-type="float">
            <text:p>-0.4409079139</text:p>
          </table:table-cell>
          <table:table-cell office:value-type="float" office:value="-0.0421508473" calcext:value-type="float">
            <text:p>-0.0421508473</text:p>
          </table:table-cell>
          <table:table-cell office:value-type="float" office:value="-0.4484969661" calcext:value-type="float">
            <text:p>-0.4484969661</text:p>
          </table:table-cell>
          <table:table-cell office:value-type="float" office:value="0.0000000161032508051582" calcext:value-type="float">
            <text:p>1.61032508051582E-08</text:p>
          </table:table-cell>
          <table:table-cell table:formula="of:=[.B8]-[.D8]" office:value-type="float" office:value="0.0075890522" calcext:value-type="float">
            <text:p>0.0075890522</text:p>
          </table:table-cell>
          <table:table-cell table:formula="of:=[.C8]-[.E8]" office:value-type="float" office:value="-0.0421508634032508" calcext:value-type="float">
            <text:p>-0.0421508634</text:p>
          </table:table-cell>
        </table:table-row>
        <table:table-row table:style-name="ro1">
          <table:table-cell office:value-type="string" calcext:value-type="string">
            <text:p>ENO</text:p>
          </table:table-cell>
          <table:table-cell office:value-type="float" office:value="0.0421508579" calcext:value-type="float">
            <text:p>0.0421508579</text:p>
          </table:table-cell>
          <table:table-cell office:value-type="float" office:value="0.4432200156" calcext:value-type="float">
            <text:p>0.4432200156</text:p>
          </table:table-cell>
          <table:table-cell office:value-type="float" office:value="-0.0000000159349469476826" calcext:value-type="float">
            <text:p>-1.59349469476826E-08</text:p>
          </table:table-cell>
          <table:table-cell office:value-type="float" office:value="0.4500630907" calcext:value-type="float">
            <text:p>0.4500630907</text:p>
          </table:table-cell>
          <table:table-cell table:formula="of:=[.B9]-[.D9]" office:value-type="float" office:value="0.042150873834947" calcext:value-type="float">
            <text:p>0.0421508738</text:p>
          </table:table-cell>
          <table:table-cell table:formula="of:=[.C9]-[.E9]" office:value-type="float" office:value="-0.00684307509999998" calcext:value-type="float">
            <text:p>-0.0068430751</text:p>
          </table:table-cell>
        </table:table-row>
        <table:table-row table:style-name="ro1">
          <table:table-cell office:value-type="string" calcext:value-type="string">
            <text:p>PYK</text:p>
          </table:table-cell>
          <table:table-cell office:value-type="float" office:value="0.0000000001335260200202" calcext:value-type="float">
            <text:p>1.335260200202E-10</text:p>
          </table:table-cell>
          <table:table-cell office:value-type="float" office:value="0.4918755425" calcext:value-type="float">
            <text:p>0.4918755425</text:p>
          </table:table-cell>
          <table:table-cell office:value-type="float" office:value="-3.02352247465757E-019" calcext:value-type="float">
            <text:p>-3.02352247465757E-19</text:p>
          </table:table-cell>
          <table:table-cell office:value-type="float" office:value="0.4940686661" calcext:value-type="float">
            <text:p>0.4940686661</text:p>
          </table:table-cell>
          <table:table-cell table:formula="of:=[.B10]-[.D10]" office:value-type="float" office:value="0.000000000133526020322552" calcext:value-type="float">
            <text:p>1.33526020322552E-10</text:p>
          </table:table-cell>
          <table:table-cell table:formula="of:=[.C10]-[.E10]" office:value-type="float" office:value="-0.00219312359999996" calcext:value-type="float">
            <text:p>-0.0021931236</text:p>
          </table:table-cell>
        </table:table-row>
        <table:table-row table:style-name="ro1">
          <table:table-cell office:value-type="string" calcext:value-type="string">
            <text:p>G6PDH2r</text:p>
          </table:table-cell>
          <table:table-cell office:value-type="float" office:value="0.000000487907995367173" calcext:value-type="float">
            <text:p>4.87907995367173E-07</text:p>
          </table:table-cell>
          <table:table-cell office:value-type="float" office:value="0.3237767904" calcext:value-type="float">
            <text:p>0.3237767904</text:p>
          </table:table-cell>
          <table:table-cell office:value-type="float" office:value="0.000004315" calcext:value-type="float">
            <text:p>0.000004315</text:p>
          </table:table-cell>
          <table:table-cell office:value-type="float" office:value="0.3199631397" calcext:value-type="float">
            <text:p>0.3199631397</text:p>
          </table:table-cell>
          <table:table-cell table:formula="of:=[.B11]-[.D11]" office:value-type="float" office:value="-0.00000382709200463283" calcext:value-type="float">
            <text:p>-3.82709200463283E-06</text:p>
          </table:table-cell>
          <table:table-cell table:formula="of:=[.C11]-[.E11]" office:value-type="float" office:value="0.0038136507" calcext:value-type="float">
            <text:p>0.0038136507</text:p>
          </table:table-cell>
        </table:table-row>
        <table:table-row table:style-name="ro1">
          <table:table-cell office:value-type="string" calcext:value-type="string">
            <text:p>PGL</text:p>
          </table:table-cell>
          <table:table-cell office:value-type="float" office:value="-0.00000242793077652196" calcext:value-type="float">
            <text:p>-2.42793077652196E-06</text:p>
          </table:table-cell>
          <table:table-cell office:value-type="float" office:value="0.3182485639" calcext:value-type="float">
            <text:p>0.3182485639</text:p>
          </table:table-cell>
          <table:table-cell office:value-type="float" office:value="0.000004315" calcext:value-type="float">
            <text:p>0.000004315</text:p>
          </table:table-cell>
          <table:table-cell office:value-type="float" office:value="0.3199625037" calcext:value-type="float">
            <text:p>0.3199625037</text:p>
          </table:table-cell>
          <table:table-cell table:formula="of:=[.B12]-[.D12]" office:value-type="float" office:value="-0.00000674293077652196" calcext:value-type="float">
            <text:p>-6.74293077652196E-06</text:p>
          </table:table-cell>
          <table:table-cell table:formula="of:=[.C12]-[.E12]" office:value-type="float" office:value="-0.00171393980000001" calcext:value-type="float">
            <text:p>-0.0017139398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float" office:value="-0.0073395194" calcext:value-type="float">
            <text:p>-0.0073395194</text:p>
          </table:table-cell>
          <table:table-cell office:value-type="float" office:value="0.2343041879" calcext:value-type="float">
            <text:p>0.2343041879</text:p>
          </table:table-cell>
          <table:table-cell office:value-type="float" office:value="-0.0154491109" calcext:value-type="float">
            <text:p>-0.0154491109</text:p>
          </table:table-cell>
          <table:table-cell office:value-type="float" office:value="0.2570041987" calcext:value-type="float">
            <text:p>0.2570041987</text:p>
          </table:table-cell>
          <table:table-cell table:formula="of:=[.B13]-[.D13]" office:value-type="float" office:value="0.0081095915" calcext:value-type="float">
            <text:p>0.0081095915</text:p>
          </table:table-cell>
          <table:table-cell table:formula="of:=[.C13]-[.E13]" office:value-type="float" office:value="-0.0227000108" calcext:value-type="float">
            <text:p>-0.0227000108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float" office:value="-0.0127473613" calcext:value-type="float">
            <text:p>-0.0127473613</text:p>
          </table:table-cell>
          <table:table-cell office:value-type="float" office:value="0.1516314439" calcext:value-type="float">
            <text:p>0.1516314439</text:p>
          </table:table-cell>
          <table:table-cell office:value-type="float" office:value="-0.0305086669" calcext:value-type="float">
            <text:p>-0.0305086669</text:p>
          </table:table-cell>
          <table:table-cell office:value-type="float" office:value="0.1645514376" calcext:value-type="float">
            <text:p>0.1645514376</text:p>
          </table:table-cell>
          <table:table-cell table:formula="of:=[.B14]-[.D14]" office:value-type="float" office:value="0.0177613056" calcext:value-type="float">
            <text:p>0.0177613056</text:p>
          </table:table-cell>
          <table:table-cell table:formula="of:=[.C14]-[.E14]" office:value-type="float" office:value="-0.0129199937" calcext:value-type="float">
            <text:p>-0.0129199937</text:p>
          </table:table-cell>
        </table:table-row>
        <table:table-row table:style-name="ro1">
          <table:table-cell office:value-type="string" calcext:value-type="string">
            <text:p>RPI</text:p>
          </table:table-cell>
          <table:table-cell office:value-type="float" office:value="-0.0837365429" calcext:value-type="float">
            <text:p>-0.0837365429</text:p>
          </table:table-cell>
          <table:table-cell office:value-type="float" office:value="0.0000866481136240109" calcext:value-type="float">
            <text:p>8.66481136240109E-05</text:p>
          </table:table-cell>
          <table:table-cell office:value-type="float" office:value="-0.1016323237" calcext:value-type="float">
            <text:p>-0.1016323237</text:p>
          </table:table-cell>
          <table:table-cell office:value-type="float" office:value="0.0000887734027675204" calcext:value-type="float">
            <text:p>8.87734027675204E-05</text:p>
          </table:table-cell>
          <table:table-cell table:formula="of:=[.B15]-[.D15]" office:value-type="float" office:value="0.0178957808" calcext:value-type="float">
            <text:p>0.0178957808</text:p>
          </table:table-cell>
          <table:table-cell table:formula="of:=[.C15]-[.E15]" office:value-type="float" office:value="-0.00000212528914350949" calcext:value-type="float">
            <text:p>-2.12528914350949E-06</text:p>
          </table:table-cell>
        </table:table-row>
        <table:table-row table:style-name="ro1">
          <table:table-cell office:value-type="string" calcext:value-type="string">
            <text:p>FBP</text:p>
          </table:table-cell>
          <table:table-cell office:value-type="float" office:value="3.92E-019" calcext:value-type="float">
            <text:p>3.92E-19</text:p>
          </table:table-cell>
          <table:table-cell office:value-type="float" office:value="0.0028445245" calcext:value-type="float">
            <text:p>0.0028445245</text:p>
          </table:table-cell>
          <table:table-cell office:value-type="float" office:value="2.88327758394733E-017" calcext:value-type="float">
            <text:p>2.88327758394733E-17</text:p>
          </table:table-cell>
          <table:table-cell office:value-type="float" office:value="0.0019355642" calcext:value-type="float">
            <text:p>0.0019355642</text:p>
          </table:table-cell>
          <table:table-cell table:formula="of:=[.B16]-[.D16]" office:value-type="float" office:value="-2.84407758394733E-017" calcext:value-type="float">
            <text:p>-2.84407758394733E-17</text:p>
          </table:table-cell>
          <table:table-cell table:formula="of:=[.C16]-[.E16]" office:value-type="float" office:value="0.0009089603" calcext:value-type="float">
            <text:p>0.0009089603</text:p>
          </table:table-cell>
        </table:table-row>
        <table:table-row table:style-name="ro1">
          <table:table-cell office:value-type="string" calcext:value-type="string">
            <text:p>PPC</text:p>
          </table:table-cell>
          <table:table-cell office:value-type="float" office:value="0.0000025735219370821" calcext:value-type="float">
            <text:p>2.5735219370821E-06</text:p>
          </table:table-cell>
          <table:table-cell office:value-type="float" office:value="1.109803038" calcext:value-type="float">
            <text:p>1.109803038</text:p>
          </table:table-cell>
          <table:table-cell office:value-type="float" office:value="-0.000002820770550459" calcext:value-type="float">
            <text:p>-2.820770550459E-06</text:p>
          </table:table-cell>
          <table:table-cell office:value-type="float" office:value="3.8548529424" calcext:value-type="float">
            <text:p>3.8548529424</text:p>
          </table:table-cell>
          <table:table-cell table:formula="of:=[.B17]-[.D17]" office:value-type="float" office:value="0.0000053942924875411" calcext:value-type="float">
            <text:p>5.3942924875411E-06</text:p>
          </table:table-cell>
          <table:table-cell table:formula="of:=[.C17]-[.E17]" office:value-type="float" office:value="-2.7450499044" calcext:value-type="float">
            <text:p>-2.7450499044</text:p>
          </table:table-cell>
        </table:table-row>
        <table:table-row table:style-name="ro1">
          <table:table-cell office:value-type="string" calcext:value-type="string">
            <text:p>PPCK</text:p>
          </table:table-cell>
          <table:table-cell office:value-type="float" office:value="-0.1740797613" calcext:value-type="float">
            <text:p>-0.1740797613</text:p>
          </table:table-cell>
          <table:table-cell office:value-type="float" office:value="1.2556297678" calcext:value-type="float">
            <text:p>1.2556297678</text:p>
          </table:table-cell>
          <table:table-cell office:value-type="float" office:value="-0.2137038487" calcext:value-type="float">
            <text:p>-0.2137038487</text:p>
          </table:table-cell>
          <table:table-cell office:value-type="float" office:value="3.9008176739" calcext:value-type="float">
            <text:p>3.9008176739</text:p>
          </table:table-cell>
          <table:table-cell table:formula="of:=[.B18]-[.D18]" office:value-type="float" office:value="0.0396240874" calcext:value-type="float">
            <text:p>0.0396240874</text:p>
          </table:table-cell>
          <table:table-cell table:formula="of:=[.C18]-[.E18]" office:value-type="float" office:value="-2.6451879061" calcext:value-type="float">
            <text:p>-2.6451879061</text:p>
          </table:table-cell>
        </table:table-row>
        <table:table-row table:style-name="ro1">
          <table:table-cell office:value-type="string" calcext:value-type="string">
            <text:p>PPS</text:p>
          </table:table-cell>
          <table:table-cell office:value-type="float" office:value="0.0000000374488908241609" calcext:value-type="float">
            <text:p>3.74488908241609E-08</text:p>
          </table:table-cell>
          <table:table-cell office:value-type="float" office:value="0.0013751392" calcext:value-type="float">
            <text:p>0.0013751392</text:p>
          </table:table-cell>
          <table:table-cell office:value-type="float" office:value="-0.2822085812" calcext:value-type="float">
            <text:p>-0.2822085812</text:p>
          </table:table-cell>
          <table:table-cell office:value-type="float" office:value="0.0013448465" calcext:value-type="float">
            <text:p>0.0013448465</text:p>
          </table:table-cell>
          <table:table-cell table:formula="of:=[.B19]-[.D19]" office:value-type="float" office:value="0.282208618648891" calcext:value-type="float">
            <text:p>0.2822086186</text:p>
          </table:table-cell>
          <table:table-cell table:formula="of:=[.C19]-[.E19]" office:value-type="float" office:value="0.0000302927000000001" calcext:value-type="float">
            <text:p>3.02927000000001E-05</text:p>
          </table:table-cell>
        </table:table-row>
        <table:table-row table:style-name="ro1">
          <table:table-cell office:value-type="string" calcext:value-type="string">
            <text:p>ME1</text:p>
          </table:table-cell>
          <table:table-cell office:value-type="float" office:value="0.00000127" calcext:value-type="float">
            <text:p>0.00000127</text:p>
          </table:table-cell>
          <table:table-cell office:value-type="float" office:value="0.1664841323" calcext:value-type="float">
            <text:p>0.1664841323</text:p>
          </table:table-cell>
          <table:table-cell office:value-type="float" office:value="-0.00000754377525898197" calcext:value-type="float">
            <text:p>-7.54377525898197E-06</text:p>
          </table:table-cell>
          <table:table-cell office:value-type="float" office:value="0.3511114951" calcext:value-type="float">
            <text:p>0.3511114951</text:p>
          </table:table-cell>
          <table:table-cell table:formula="of:=[.B20]-[.D20]" office:value-type="float" office:value="0.00000881377525898197" calcext:value-type="float">
            <text:p>8.81377525898197E-06</text:p>
          </table:table-cell>
          <table:table-cell table:formula="of:=[.C20]-[.E20]" office:value-type="float" office:value="-0.1846273628" calcext:value-type="float">
            <text:p>-0.1846273628</text:p>
          </table:table-cell>
        </table:table-row>
        <table:table-row table:style-name="ro1">
          <table:table-cell office:value-type="string" calcext:value-type="string">
            <text:p>PDH</text:p>
          </table:table-cell>
          <table:table-cell office:value-type="float" office:value="0.0856590987" calcext:value-type="float">
            <text:p>0.0856590987</text:p>
          </table:table-cell>
          <table:table-cell office:value-type="float" office:value="0.7318297081" calcext:value-type="float">
            <text:p>0.7318297081</text:p>
          </table:table-cell>
          <table:table-cell office:value-type="float" office:value="-0.00000270554113115516" calcext:value-type="float">
            <text:p>-2.70554113115516E-06</text:p>
          </table:table-cell>
          <table:table-cell office:value-type="float" office:value="0.7596616002" calcext:value-type="float">
            <text:p>0.7596616002</text:p>
          </table:table-cell>
          <table:table-cell table:formula="of:=[.B21]-[.D21]" office:value-type="float" office:value="0.0856618042411312" calcext:value-type="float">
            <text:p>0.0856618042</text:p>
          </table:table-cell>
          <table:table-cell table:formula="of:=[.C21]-[.E21]" office:value-type="float" office:value="-0.0278318921" calcext:value-type="float">
            <text:p>-0.0278318921</text:p>
          </table:table-cell>
        </table:table-row>
        <table:table-row table:style-name="ro1">
          <table:table-cell office:value-type="string" calcext:value-type="string">
            <text:p>CS</text:p>
          </table:table-cell>
          <table:table-cell office:value-type="float" office:value="0.0524121984" calcext:value-type="float">
            <text:p>0.0524121984</text:p>
          </table:table-cell>
          <table:table-cell office:value-type="float" office:value="0.4298934611" calcext:value-type="float">
            <text:p>0.4298934611</text:p>
          </table:table-cell>
          <table:table-cell office:value-type="float" office:value="-0.00000303562266248668" calcext:value-type="float">
            <text:p>-3.03562266248668E-06</text:p>
          </table:table-cell>
          <table:table-cell office:value-type="float" office:value="0.4309283263" calcext:value-type="float">
            <text:p>0.4309283263</text:p>
          </table:table-cell>
          <table:table-cell table:formula="of:=[.B22]-[.D22]" office:value-type="float" office:value="0.0524152340226625" calcext:value-type="float">
            <text:p>0.052415234</text:p>
          </table:table-cell>
          <table:table-cell table:formula="of:=[.C22]-[.E22]" office:value-type="float" office:value="-0.00103486519999996" calcext:value-type="float">
            <text:p>-0.0010348652</text:p>
          </table:table-cell>
        </table:table-row>
        <table:table-row table:style-name="ro1">
          <table:table-cell office:value-type="string" calcext:value-type="string">
            <text:p>ACONTa</text:p>
          </table:table-cell>
          <table:table-cell office:value-type="float" office:value="0.0521293989" calcext:value-type="float">
            <text:p>0.0521293989</text:p>
          </table:table-cell>
          <table:table-cell office:value-type="float" office:value="0.4224884146" calcext:value-type="float">
            <text:p>0.4224884146</text:p>
          </table:table-cell>
          <table:table-cell office:value-type="float" office:value="-0.00000306991638234588" calcext:value-type="float">
            <text:p>-3.06991638234588E-06</text:p>
          </table:table-cell>
          <table:table-cell office:value-type="float" office:value="0.4309036928" calcext:value-type="float">
            <text:p>0.4309036928</text:p>
          </table:table-cell>
          <table:table-cell table:formula="of:=[.B23]-[.D23]" office:value-type="float" office:value="0.0521324688163823" calcext:value-type="float">
            <text:p>0.0521324688</text:p>
          </table:table-cell>
          <table:table-cell table:formula="of:=[.C23]-[.E23]" office:value-type="float" office:value="-0.00841527819999999" calcext:value-type="float">
            <text:p>-0.0084152782</text:p>
          </table:table-cell>
        </table:table-row>
        <table:table-row table:style-name="ro1">
          <table:table-cell office:value-type="string" calcext:value-type="string">
            <text:p>ACONTb</text:p>
          </table:table-cell>
          <table:table-cell office:value-type="float" office:value="0.0429558301" calcext:value-type="float">
            <text:p>0.0429558301</text:p>
          </table:table-cell>
          <table:table-cell office:value-type="float" office:value="0.4244923384" calcext:value-type="float">
            <text:p>0.4244923384</text:p>
          </table:table-cell>
          <table:table-cell office:value-type="float" office:value="-0.00000307454995022945" calcext:value-type="float">
            <text:p>-3.07454995022945E-06</text:p>
          </table:table-cell>
          <table:table-cell office:value-type="float" office:value="0.4308951648" calcext:value-type="float">
            <text:p>0.4308951648</text:p>
          </table:table-cell>
          <table:table-cell table:formula="of:=[.B24]-[.D24]" office:value-type="float" office:value="0.0429589046499502" calcext:value-type="float">
            <text:p>0.0429589046</text:p>
          </table:table-cell>
          <table:table-cell table:formula="of:=[.C24]-[.E24]" office:value-type="float" office:value="-0.00640282640000001" calcext:value-type="float">
            <text:p>-0.0064028264</text:p>
          </table:table-cell>
        </table:table-row>
        <table:table-row table:style-name="ro1">
          <table:table-cell office:value-type="string" calcext:value-type="string">
            <text:p>ICDHyr</text:p>
          </table:table-cell>
          <table:table-cell office:value-type="float" office:value="0.000572636" calcext:value-type="float">
            <text:p>0.000572636</text:p>
          </table:table-cell>
          <table:table-cell office:value-type="float" office:value="0.4094128222" calcext:value-type="float">
            <text:p>0.4094128222</text:p>
          </table:table-cell>
          <table:table-cell office:value-type="float" office:value="-0.00000238954141299037" calcext:value-type="float">
            <text:p>-2.38954141299037E-06</text:p>
          </table:table-cell>
          <table:table-cell office:value-type="float" office:value="0.7286397766" calcext:value-type="float">
            <text:p>0.7286397766</text:p>
          </table:table-cell>
          <table:table-cell table:formula="of:=[.B25]-[.D25]" office:value-type="float" office:value="0.00057502554141299" calcext:value-type="float">
            <text:p>0.0005750255</text:p>
          </table:table-cell>
          <table:table-cell table:formula="of:=[.C25]-[.E25]" office:value-type="float" office:value="-0.3192269544" calcext:value-type="float">
            <text:p>-0.3192269544</text:p>
          </table:table-cell>
        </table:table-row>
        <table:table-row table:style-name="ro1">
          <table:table-cell office:value-type="string" calcext:value-type="string">
            <text:p>AKGDH</text:p>
          </table:table-cell>
          <table:table-cell office:value-type="float" office:value="0.000547001" calcext:value-type="float">
            <text:p>0.000547001</text:p>
          </table:table-cell>
          <table:table-cell office:value-type="float" office:value="0.4183003329" calcext:value-type="float">
            <text:p>0.4183003329</text:p>
          </table:table-cell>
          <table:table-cell office:value-type="float" office:value="-0.000003139" calcext:value-type="float">
            <text:p>-0.000003139</text:p>
          </table:table-cell>
          <table:table-cell office:value-type="float" office:value="0.6899257035" calcext:value-type="float">
            <text:p>0.6899257035</text:p>
          </table:table-cell>
          <table:table-cell table:formula="of:=[.B26]-[.D26]" office:value-type="float" office:value="0.00055014" calcext:value-type="float">
            <text:p>0.00055014</text:p>
          </table:table-cell>
          <table:table-cell table:formula="of:=[.C26]-[.E26]" office:value-type="float" office:value="-0.2716253706" calcext:value-type="float">
            <text:p>-0.2716253706</text:p>
          </table:table-cell>
        </table:table-row>
        <table:table-row table:style-name="ro1">
          <table:table-cell office:value-type="string" calcext:value-type="string">
            <text:p>SUCOAS</text:p>
          </table:table-cell>
          <table:table-cell office:value-type="float" office:value="-0.4132164721" calcext:value-type="float">
            <text:p>-0.4132164721</text:p>
          </table:table-cell>
          <table:table-cell office:value-type="float" office:value="-0.0005482416" calcext:value-type="float">
            <text:p>-0.0005482416</text:p>
          </table:table-cell>
          <table:table-cell office:value-type="float" office:value="-0.6285956685" calcext:value-type="float">
            <text:p>-0.6285956685</text:p>
          </table:table-cell>
          <table:table-cell office:value-type="float" office:value="0.00000291347769625047" calcext:value-type="float">
            <text:p>2.91347769625047E-06</text:p>
          </table:table-cell>
          <table:table-cell table:formula="of:=[.B27]-[.D27]" office:value-type="float" office:value="0.2153791964" calcext:value-type="float">
            <text:p>0.2153791964</text:p>
          </table:table-cell>
          <table:table-cell table:formula="of:=[.C27]-[.E27]" office:value-type="float" office:value="-0.000551155077696251" calcext:value-type="float">
            <text:p>-0.0005511551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0111473264" calcext:value-type="float">
            <text:p>0.0111473264</text:p>
          </table:table-cell>
          <table:table-cell office:value-type="float" office:value="0.4186276811" calcext:value-type="float">
            <text:p>0.4186276811</text:p>
          </table:table-cell>
          <table:table-cell office:value-type="float" office:value="-0.0000057234064317452" calcext:value-type="float">
            <text:p>-5.7234064317452E-06</text:p>
          </table:table-cell>
          <table:table-cell office:value-type="float" office:value="0.4297048852" calcext:value-type="float">
            <text:p>0.4297048852</text:p>
          </table:table-cell>
          <table:table-cell table:formula="of:=[.B28]-[.D28]" office:value-type="float" office:value="0.0111530498064317" calcext:value-type="float">
            <text:p>0.0111530498</text:p>
          </table:table-cell>
          <table:table-cell table:formula="of:=[.C28]-[.E28]" office:value-type="float" office:value="-0.0110772041" calcext:value-type="float">
            <text:p>-0.0110772041</text:p>
          </table:table-cell>
        </table:table-row>
        <table:table-row table:style-name="ro1">
          <table:table-cell office:value-type="string" calcext:value-type="string">
            <text:p>FUM</text:p>
          </table:table-cell>
          <table:table-cell office:value-type="float" office:value="0.0111464947" calcext:value-type="float">
            <text:p>0.0111464947</text:p>
          </table:table-cell>
          <table:table-cell office:value-type="float" office:value="0.4202960171" calcext:value-type="float">
            <text:p>0.4202960171</text:p>
          </table:table-cell>
          <table:table-cell office:value-type="float" office:value="-0.00000618124371891676" calcext:value-type="float">
            <text:p>-6.18124371891676E-06</text:p>
          </table:table-cell>
          <table:table-cell office:value-type="float" office:value="0.4296937967" calcext:value-type="float">
            <text:p>0.4296937967</text:p>
          </table:table-cell>
          <table:table-cell table:formula="of:=[.B29]-[.D29]" office:value-type="float" office:value="0.0111526759437189" calcext:value-type="float">
            <text:p>0.0111526759</text:p>
          </table:table-cell>
          <table:table-cell table:formula="of:=[.C29]-[.E29]" office:value-type="float" office:value="-0.00939777959999999" calcext:value-type="float">
            <text:p>-0.0093977796</text:p>
          </table:table-cell>
        </table:table-row>
        <table:table-row table:style-name="ro1">
          <table:table-cell office:value-type="string" calcext:value-type="string">
            <text:p>MDH2</text:p>
          </table:table-cell>
          <table:table-cell office:value-type="float" office:value="0.3337765964" calcext:value-type="float">
            <text:p>0.3337765964</text:p>
          </table:table-cell>
          <table:table-cell office:value-type="float" office:value="4.0508462986" calcext:value-type="float">
            <text:p>4.0508462986</text:p>
          </table:table-cell>
          <table:table-cell office:value-type="float" office:value="-9.8465389886" calcext:value-type="float">
            <text:p>-9.8465389886</text:p>
          </table:table-cell>
          <table:table-cell office:value-type="float" office:value="10.1713439906" calcext:value-type="float">
            <text:p>10.1713439906</text:p>
          </table:table-cell>
          <table:table-cell table:formula="of:=[.B30]-[.D30]" office:value-type="float" office:value="10.180315585" calcext:value-type="float">
            <text:p>10.180315585</text:p>
          </table:table-cell>
          <table:table-cell table:formula="of:=[.C30]-[.E30]" office:value-type="float" office:value="-6.120497692" calcext:value-type="float">
            <text:p>-6.120497692</text:p>
          </table:table-cell>
        </table:table-row>
        <table:table-row table:style-name="ro1">
          <table:table-cell office:value-type="string" calcext:value-type="string">
            <text:p>MDH</text:p>
          </table:table-cell>
          <table:table-cell office:value-type="float" office:value="0.1778868628" calcext:value-type="float">
            <text:p>0.1778868628</text:p>
          </table:table-cell>
          <table:table-cell office:value-type="float" office:value="3.8019415877" calcext:value-type="float">
            <text:p>3.8019415877</text:p>
          </table:table-cell>
          <table:table-cell table:number-columns-repeated="3"/>
          <table:table-cell table:formula="of:=[.C31]-[.E31]" office:value-type="float" office:value="3.8019415877" calcext:value-type="float">
            <text:p>3.8019415877</text:p>
          </table:table-cell>
        </table:table-row>
        <table:table-row table:style-name="ro1">
          <table:table-cell office:value-type="string" calcext:value-type="string">
            <text:p>ICL</text:p>
          </table:table-cell>
          <table:table-cell office:value-type="float" office:value="0.0001134378" calcext:value-type="float">
            <text:p>0.0001134378</text:p>
          </table:table-cell>
          <table:table-cell office:value-type="float" office:value="0.2990588235" calcext:value-type="float">
            <text:p>0.2990588235</text:p>
          </table:table-cell>
          <table:table-cell office:value-type="float" office:value="-0.000000691165476520435" calcext:value-type="float">
            <text:p>-6.91165476520435E-07</text:p>
          </table:table-cell>
          <table:table-cell office:value-type="float" office:value="0.3247938565" calcext:value-type="float">
            <text:p>0.3247938565</text:p>
          </table:table-cell>
          <table:table-cell table:formula="of:=[.B32]-[.D32]" office:value-type="float" office:value="0.00011412896547652" calcext:value-type="float">
            <text:p>0.000114129</text:p>
          </table:table-cell>
          <table:table-cell table:formula="of:=[.C32]-[.E32]" office:value-type="float" office:value="-0.025735033" calcext:value-type="float">
            <text:p>-0.025735033</text:p>
          </table:table-cell>
        </table:table-row>
        <table:table-row table:style-name="ro1">
          <table:table-cell office:value-type="string" calcext:value-type="string">
            <text:p>MALS</text:p>
          </table:table-cell>
          <table:table-cell office:value-type="float" office:value="0.0001134382" calcext:value-type="float">
            <text:p>0.0001134382</text:p>
          </table:table-cell>
          <table:table-cell office:value-type="float" office:value="0.2815968824" calcext:value-type="float">
            <text:p>0.2815968824</text:p>
          </table:table-cell>
          <table:table-cell office:value-type="float" office:value="-0.000000708904685159966" calcext:value-type="float">
            <text:p>-7.08904685159966E-07</text:p>
          </table:table-cell>
          <table:table-cell office:value-type="float" office:value="0.324793612" calcext:value-type="float">
            <text:p>0.324793612</text:p>
          </table:table-cell>
          <table:table-cell table:formula="of:=[.B33]-[.D33]" office:value-type="float" office:value="0.00011414710468516" calcext:value-type="float">
            <text:p>0.0001141471</text:p>
          </table:table-cell>
          <table:table-cell table:formula="of:=[.C33]-[.E33]" office:value-type="float" office:value="-0.0431967296" calcext:value-type="float">
            <text:p>-0.0431967296</text:p>
          </table:table-cell>
        </table:table-row>
        <table:table-row table:style-name="ro1">
          <table:table-cell office:value-type="string" calcext:value-type="string">
            <text:p>EDD</text:p>
          </table:table-cell>
          <table:table-cell office:value-type="float" office:value="0.0000725657565861997" calcext:value-type="float">
            <text:p>7.25657565861997E-05</text:p>
          </table:table-cell>
          <table:table-cell office:value-type="float" office:value="0.0857145987" calcext:value-type="float">
            <text:p>0.0857145987</text:p>
          </table:table-cell>
          <table:table-cell office:value-type="float" office:value="0.000000125694785471711" calcext:value-type="float">
            <text:p>1.25694785471711E-07</text:p>
          </table:table-cell>
          <table:table-cell office:value-type="float" office:value="0.1078227223" calcext:value-type="float">
            <text:p>0.1078227223</text:p>
          </table:table-cell>
          <table:table-cell table:formula="of:=[.B34]-[.D34]" office:value-type="float" office:value="0.000072440061800728" calcext:value-type="float">
            <text:p>7.2440061800728E-05</text:p>
          </table:table-cell>
          <table:table-cell table:formula="of:=[.C34]-[.E34]" office:value-type="float" office:value="-0.0221081236" calcext:value-type="float">
            <text:p>-0.0221081236</text:p>
          </table:table-cell>
        </table:table-row>
        <table:table-row table:style-name="ro1">
          <table:table-cell office:value-type="string" calcext:value-type="string">
            <text:p>EDA</text:p>
          </table:table-cell>
          <table:table-cell office:value-type="float" office:value="-0.1140478325" calcext:value-type="float">
            <text:p>-0.1140478325</text:p>
          </table:table-cell>
          <table:table-cell office:value-type="float" office:value="0.0774153033" calcext:value-type="float">
            <text:p>0.0774153033</text:p>
          </table:table-cell>
          <table:table-cell office:value-type="float" office:value="0.000000125696958126635" calcext:value-type="float">
            <text:p>1.25696958126635E-07</text:p>
          </table:table-cell>
          <table:table-cell office:value-type="float" office:value="0.1078146703" calcext:value-type="float">
            <text:p>0.1078146703</text:p>
          </table:table-cell>
          <table:table-cell table:formula="of:=[.B35]-[.D35]" office:value-type="float" office:value="-0.114047958196958" calcext:value-type="float">
            <text:p>-0.1140479582</text:p>
          </table:table-cell>
          <table:table-cell table:formula="of:=[.C35]-[.E35]" office:value-type="float" office:value="-0.030399367" calcext:value-type="float">
            <text:p>-0.030399367</text:p>
          </table:table-cell>
        </table:table-row>
        <table:table-row table:style-name="ro1">
          <table:table-cell office:value-type="string" calcext:value-type="string">
            <text:p>NADH16pp</text:p>
          </table:table-cell>
          <table:table-cell office:value-type="float" office:value="0.0617512531" calcext:value-type="float">
            <text:p>0.0617512531</text:p>
          </table:table-cell>
          <table:table-cell office:value-type="float" office:value="0.791282576" calcext:value-type="float">
            <text:p>0.791282576</text:p>
          </table:table-cell>
          <table:table-cell office:value-type="float" office:value="0.000002111" calcext:value-type="float">
            <text:p>0.000002111</text:p>
          </table:table-cell>
          <table:table-cell office:value-type="float" office:value="1.2881545779" calcext:value-type="float">
            <text:p>1.2881545779</text:p>
          </table:table-cell>
          <table:table-cell table:formula="of:=[.B36]-[.D36]" office:value-type="float" office:value="0.0617491421" calcext:value-type="float">
            <text:p>0.0617491421</text:p>
          </table:table-cell>
          <table:table-cell table:formula="of:=[.C36]-[.E36]" office:value-type="float" office:value="-0.4968720019" calcext:value-type="float">
            <text:p>-0.4968720019</text:p>
          </table:table-cell>
        </table:table-row>
        <table:table-row table:style-name="ro1">
          <table:table-cell office:value-type="string" calcext:value-type="string">
            <text:p>NADTRHD</text:p>
          </table:table-cell>
          <table:table-cell office:value-type="float" office:value="-0.1936444198" calcext:value-type="float">
            <text:p>-0.1936444198</text:p>
          </table:table-cell>
          <table:table-cell office:value-type="float" office:value="0.5425607721" calcext:value-type="float">
            <text:p>0.5425607721</text:p>
          </table:table-cell>
          <table:table-cell office:value-type="float" office:value="-0.2590141392" calcext:value-type="float">
            <text:p>-0.2590141392</text:p>
          </table:table-cell>
          <table:table-cell office:value-type="float" office:value="0.5581791418" calcext:value-type="float">
            <text:p>0.5581791418</text:p>
          </table:table-cell>
          <table:table-cell table:formula="of:=[.B37]-[.D37]" office:value-type="float" office:value="0.0653697194" calcext:value-type="float">
            <text:p>0.0653697194</text:p>
          </table:table-cell>
          <table:table-cell table:formula="of:=[.C37]-[.E37]" office:value-type="float" office:value="-0.0156183697000001" calcext:value-type="float">
            <text:p>-0.0156183697</text:p>
          </table:table-cell>
        </table:table-row>
        <table:table-row table:style-name="ro1">
          <table:table-cell office:value-type="string" calcext:value-type="string">
            <text:p>ADK1</text:p>
          </table:table-cell>
          <table:table-cell office:value-type="float" office:value="0.0002350416" calcext:value-type="float">
            <text:p>0.0002350416</text:p>
          </table:table-cell>
          <table:table-cell office:value-type="float" office:value="0.4532816321" calcext:value-type="float">
            <text:p>0.4532816321</text:p>
          </table:table-cell>
          <table:table-cell office:value-type="float" office:value="-0.00000139537292816542" calcext:value-type="float">
            <text:p>-1.39537292816542E-06</text:p>
          </table:table-cell>
          <table:table-cell office:value-type="float" office:value="0.3608322981" calcext:value-type="float">
            <text:p>0.3608322981</text:p>
          </table:table-cell>
          <table:table-cell table:formula="of:=[.B38]-[.D38]" office:value-type="float" office:value="0.000236436972928165" calcext:value-type="float">
            <text:p>0.000236437</text:p>
          </table:table-cell>
          <table:table-cell table:formula="of:=[.C38]-[.E38]" office:value-type="float" office:value="0.092449334" calcext:value-type="float">
            <text:p>0.092449334</text:p>
          </table:table-cell>
        </table:table-row>
        <table:table-row table:style-name="ro1">
          <table:table-cell office:value-type="string" calcext:value-type="string">
            <text:p>ATPS4rpp</text:p>
          </table:table-cell>
          <table:table-cell office:value-type="float" office:value="0.4583024251" calcext:value-type="float">
            <text:p>0.4583024251</text:p>
          </table:table-cell>
          <table:table-cell office:value-type="float" office:value="3.2409840973" calcext:value-type="float">
            <text:p>3.2409840973</text:p>
          </table:table-cell>
          <table:table-cell office:value-type="float" office:value="-0.00000430551197927912" calcext:value-type="float">
            <text:p>-4.30551197927912E-06</text:p>
          </table:table-cell>
          <table:table-cell office:value-type="float" office:value="3.7274359759" calcext:value-type="float">
            <text:p>3.7274359759</text:p>
          </table:table-cell>
          <table:table-cell table:formula="of:=[.B39]-[.D39]" office:value-type="float" office:value="0.458306730611979" calcext:value-type="float">
            <text:p>0.4583067306</text:p>
          </table:table-cell>
          <table:table-cell table:formula="of:=[.C39]-[.E39]" office:value-type="float" office:value="-0.4864518786" calcext:value-type="float">
            <text:p>-0.4864518786</text:p>
          </table:table-cell>
        </table:table-row>
        <table:table-row table:style-name="ro1">
          <table:table-cell office:value-type="string" calcext:value-type="string">
            <text:p>ADNCYC</text:p>
          </table:table-cell>
          <table:table-cell office:value-type="float" office:value="0.0000154" calcext:value-type="float">
            <text:p>0.0000154</text:p>
          </table:table-cell>
          <table:table-cell office:value-type="float" office:value="0.0090858262" calcext:value-type="float">
            <text:p>0.0090858262</text:p>
          </table:table-cell>
          <table:table-cell office:value-type="float" office:value="-0.000000524819405608619" calcext:value-type="float">
            <text:p>-5.24819405608619E-07</text:p>
          </table:table-cell>
          <table:table-cell office:value-type="float" office:value="0.030718446" calcext:value-type="float">
            <text:p>0.030718446</text:p>
          </table:table-cell>
          <table:table-cell table:formula="of:=[.B40]-[.D40]" office:value-type="float" office:value="0.0000159248194056086" calcext:value-type="float">
            <text:p>1.59248194056086E-05</text:p>
          </table:table-cell>
          <table:table-cell table:formula="of:=[.C40]-[.E40]" office:value-type="float" office:value="-0.0216326198" calcext:value-type="float">
            <text:p>-0.0216326198</text:p>
          </table:table-cell>
        </table:table-row>
        <table:table-row table:style-name="ro1">
          <table:table-cell office:value-type="string" calcext:value-type="string">
            <text:p>PDE4</text:p>
          </table:table-cell>
          <table:table-cell office:value-type="float" office:value="0.000016995" calcext:value-type="float">
            <text:p>0.000016995</text:p>
          </table:table-cell>
          <table:table-cell office:value-type="float" office:value="0.0090752389" calcext:value-type="float">
            <text:p>0.0090752389</text:p>
          </table:table-cell>
          <table:table-cell office:value-type="float" office:value="-0.000000525181970539795" calcext:value-type="float">
            <text:p>-5.25181970539795E-07</text:p>
          </table:table-cell>
          <table:table-cell office:value-type="float" office:value="0.0307041274" calcext:value-type="float">
            <text:p>0.0307041274</text:p>
          </table:table-cell>
          <table:table-cell table:formula="of:=[.B41]-[.D41]" office:value-type="float" office:value="0.0000175201819705398" calcext:value-type="float">
            <text:p>1.75201819705398E-05</text:p>
          </table:table-cell>
          <table:table-cell table:formula="of:=[.C41]-[.E41]" office:value-type="float" office:value="-0.0216288885" calcext:value-type="float">
            <text:p>-0.0216288885</text:p>
          </table:table-cell>
        </table:table-row>
        <table:table-row table:style-name="ro1">
          <table:table-cell office:value-type="string" calcext:value-type="string">
            <text:p>ACKr</text:p>
          </table:table-cell>
          <table:table-cell office:value-type="float" office:value="0.0001052961" calcext:value-type="float">
            <text:p>0.0001052961</text:p>
          </table:table-cell>
          <table:table-cell office:value-type="float" office:value="0.4510281246" calcext:value-type="float">
            <text:p>0.4510281246</text:p>
          </table:table-cell>
          <table:table-cell office:value-type="float" office:value="-0.00000001405278063481" calcext:value-type="float">
            <text:p>-1.405278063481E-08</text:p>
          </table:table-cell>
          <table:table-cell office:value-type="float" office:value="0.3520822662" calcext:value-type="float">
            <text:p>0.3520822662</text:p>
          </table:table-cell>
          <table:table-cell table:formula="of:=[.B42]-[.D42]" office:value-type="float" office:value="0.000105310152780635" calcext:value-type="float">
            <text:p>0.0001053102</text:p>
          </table:table-cell>
          <table:table-cell table:formula="of:=[.C42]-[.E42]" office:value-type="float" office:value="0.0989458584" calcext:value-type="float">
            <text:p>0.0989458584</text:p>
          </table:table-cell>
        </table:table-row>
        <table:table-row table:style-name="ro1">
          <table:table-cell office:value-type="string" calcext:value-type="string">
            <text:p>ACS</text:p>
          </table:table-cell>
          <table:table-cell office:value-type="float" office:value="0.0001052905" calcext:value-type="float">
            <text:p>0.0001052905</text:p>
          </table:table-cell>
          <table:table-cell office:value-type="float" office:value="0.4509953554" calcext:value-type="float">
            <text:p>0.4509953554</text:p>
          </table:table-cell>
          <table:table-cell office:value-type="float" office:value="-0.000002353" calcext:value-type="float">
            <text:p>-0.000002353</text:p>
          </table:table-cell>
          <table:table-cell office:value-type="float" office:value="0.3520541825" calcext:value-type="float">
            <text:p>0.3520541825</text:p>
          </table:table-cell>
          <table:table-cell table:formula="of:=[.B43]-[.D43]" office:value-type="float" office:value="0.0001076435" calcext:value-type="float">
            <text:p>0.0001076435</text:p>
          </table:table-cell>
          <table:table-cell table:formula="of:=[.C43]-[.E43]" office:value-type="float" office:value="0.0989411729" calcext:value-type="float">
            <text:p>0.0989411729</text:p>
          </table:table-cell>
        </table:table-row>
        <table:table-row table:style-name="ro1">
          <table:table-cell office:value-type="string" calcext:value-type="string">
            <text:p>PTAr</text:p>
          </table:table-cell>
          <table:table-cell office:value-type="float" office:value="0.000118423" calcext:value-type="float">
            <text:p>0.000118423</text:p>
          </table:table-cell>
          <table:table-cell office:value-type="float" office:value="0.451039494" calcext:value-type="float">
            <text:p>0.451039494</text:p>
          </table:table-cell>
          <table:table-cell office:value-type="float" office:value="-0.00000424330291143847" calcext:value-type="float">
            <text:p>-4.24330291143847E-06</text:p>
          </table:table-cell>
          <table:table-cell office:value-type="float" office:value="0.3666288075" calcext:value-type="float">
            <text:p>0.3666288075</text:p>
          </table:table-cell>
          <table:table-cell table:formula="of:=[.B44]-[.D44]" office:value-type="float" office:value="0.000122666302911438" calcext:value-type="float">
            <text:p>0.0001226663</text:p>
          </table:table-cell>
          <table:table-cell table:formula="of:=[.C44]-[.E44]" office:value-type="float" office:value="0.0844106865000001" calcext:value-type="float">
            <text:p>0.0844106865</text:p>
          </table:table-cell>
        </table:table-row>
        <table:table-row table:style-name="ro1">
          <table:table-cell office:value-type="string" calcext:value-type="string">
            <text:p>GLCptspp</text:p>
          </table:table-cell>
          <table:table-cell office:value-type="float" office:value="0.0727575892" calcext:value-type="float">
            <text:p>0.0727575892</text:p>
          </table:table-cell>
          <table:table-cell office:value-type="float" office:value="0.2404621099" calcext:value-type="float">
            <text:p>0.2404621099</text:p>
          </table:table-cell>
          <table:table-cell office:value-type="float" office:value="0.00000129627469550063" calcext:value-type="float">
            <text:p>1.29627469550063E-06</text:p>
          </table:table-cell>
          <table:table-cell office:value-type="float" office:value="0.2300317792" calcext:value-type="float">
            <text:p>0.2300317792</text:p>
          </table:table-cell>
          <table:table-cell table:formula="of:=[.B45]-[.D45]" office:value-type="float" office:value="0.0727562929253045" calcext:value-type="float">
            <text:p>0.0727562929</text:p>
          </table:table-cell>
          <table:table-cell table:formula="of:=[.C45]-[.E45]" office:value-type="float" office:value="0.0104303307" calcext:value-type="float">
            <text:p>0.0104303307</text:p>
          </table:table-cell>
        </table:table-row>
        <table:table-row table:style-name="ro1">
          <table:table-cell office:value-type="string" calcext:value-type="string">
            <text:p>CYTBO3_4pp</text:p>
          </table:table-cell>
          <table:table-cell office:value-type="float" office:value="0.1718322849" calcext:value-type="float">
            <text:p>0.1718322849</text:p>
          </table:table-cell>
          <table:table-cell office:value-type="float" office:value="1.2687785036" calcext:value-type="float">
            <text:p>1.2687785036</text:p>
          </table:table-cell>
          <table:table-cell office:value-type="float" office:value="0.000000351438451007501" calcext:value-type="float">
            <text:p>3.51438451007501E-07</text:p>
          </table:table-cell>
          <table:table-cell office:value-type="float" office:value="1.3314328627" calcext:value-type="float">
            <text:p>1.3314328627</text:p>
          </table:table-cell>
          <table:table-cell table:formula="of:=[.B46]-[.D46]" office:value-type="float" office:value="0.171831933461549" calcext:value-type="float">
            <text:p>0.1718319335</text:p>
          </table:table-cell>
          <table:table-cell table:formula="of:=[.C46]-[.E46]" office:value-type="float" office:value="-0.0626543590999999" calcext:value-type="float">
            <text:p>-0.0626543591</text:p>
          </table:table-cell>
        </table:table-row>
        <table:table-row table:style-name="ro1">
          <table:table-cell office:value-type="string" calcext:value-type="string">
            <text:p>SUCDi</text:p>
          </table:table-cell>
          <table:table-cell office:value-type="float" office:value="0.0111473269" calcext:value-type="float">
            <text:p>0.0111473269</text:p>
          </table:table-cell>
          <table:table-cell office:value-type="float" office:value="0.4191113186" calcext:value-type="float">
            <text:p>0.4191113186</text:p>
          </table:table-cell>
          <table:table-cell table:number-columns-repeated="3"/>
          <table:table-cell table:formula="of:=[.C47]-[.E47]" office:value-type="float" office:value="0.4191113186" calcext:value-type="float">
            <text:p>0.4191113186</text:p>
          </table:table-cell>
        </table:table-row>
        <table:table-row table:style-name="ro1">
          <table:table-cell office:value-type="string" calcext:value-type="string">
            <text:p>NADH5</text:p>
          </table:table-cell>
          <table:table-cell office:value-type="float" office:value="0.1043458835" calcext:value-type="float">
            <text:p>0.1043458835</text:p>
          </table:table-cell>
          <table:table-cell office:value-type="float" office:value="1.0170615102" calcext:value-type="float">
            <text:p>1.0170615102</text:p>
          </table:table-cell>
          <table:table-cell office:value-type="float" office:value="0.00000208264083985641" calcext:value-type="float">
            <text:p>2.08264083985641E-06</text:p>
          </table:table-cell>
          <table:table-cell office:value-type="float" office:value="1.4240369318" calcext:value-type="float">
            <text:p>1.4240369318</text:p>
          </table:table-cell>
          <table:table-cell table:formula="of:=[.B48]-[.D48]" office:value-type="float" office:value="0.10434380085916" calcext:value-type="float">
            <text:p>0.1043438009</text:p>
          </table:table-cell>
          <table:table-cell table:formula="of:=[.C48]-[.E48]" office:value-type="float" office:value="-0.4069754216" calcext:value-type="float">
            <text:p>-0.4069754216</text:p>
          </table:table-cell>
        </table:table-row>
        <table:table-row table:style-name="ro1">
          <table:table-cell office:value-type="string" calcext:value-type="string">
            <text:p>ATPM</text:p>
          </table:table-cell>
          <table:table-cell office:value-type="float" office:value="-0.5221751298" calcext:value-type="float">
            <text:p>-0.5221751298</text:p>
          </table:table-cell>
          <table:table-cell office:value-type="float" office:value="3.8434157019" calcext:value-type="float">
            <text:p>3.8434157019</text:p>
          </table:table-cell>
          <table:table-cell office:value-type="float" office:value="-2.3766919281" calcext:value-type="float">
            <text:p>-2.3766919281</text:p>
          </table:table-cell>
          <table:table-cell office:value-type="float" office:value="3.8708779174" calcext:value-type="float">
            <text:p>3.8708779174</text:p>
          </table:table-cell>
          <table:table-cell table:formula="of:=[.B49]-[.D49]" office:value-type="float" office:value="1.8545167983" calcext:value-type="float">
            <text:p>1.8545167983</text:p>
          </table:table-cell>
          <table:table-cell table:formula="of:=[.C49]-[.E49]" office:value-type="float" office:value="-0.0274622154999999" calcext:value-type="float">
            <text:p>-0.0274622155</text:p>
          </table:table-cell>
        </table:table-row>
        <table:table-row table:style-name="ro1">
          <table:table-cell office:value-type="string" calcext:value-type="string">
            <text:p>GLCtexi</text:p>
          </table:table-cell>
          <table:table-cell office:value-type="float" office:value="0.0731728811" calcext:value-type="float">
            <text:p>0.0731728811</text:p>
          </table:table-cell>
          <table:table-cell office:value-type="float" office:value="0.2445544254" calcext:value-type="float">
            <text:p>0.2445544254</text:p>
          </table:table-cell>
          <table:table-cell office:value-type="float" office:value="0.0005748567" calcext:value-type="float">
            <text:p>0.0005748567</text:p>
          </table:table-cell>
          <table:table-cell office:value-type="float" office:value="0.2300091883" calcext:value-type="float">
            <text:p>0.2300091883</text:p>
          </table:table-cell>
          <table:table-cell table:formula="of:=[.B50]-[.D50]" office:value-type="float" office:value="0.0725980244" calcext:value-type="float">
            <text:p>0.0725980244</text:p>
          </table:table-cell>
          <table:table-cell table:formula="of:=[.C50]-[.E50]" office:value-type="float" office:value="0.0145452371" calcext:value-type="float">
            <text:p>0.0145452371</text:p>
          </table:table-cell>
        </table:table-row>
        <table:table-row table:style-name="ro1">
          <table:table-cell office:value-type="string" calcext:value-type="string">
            <text:p>PIt2rpp</text:p>
          </table:table-cell>
          <table:table-cell office:value-type="float" office:value="-0.001665775" calcext:value-type="float">
            <text:p>-0.001665775</text:p>
          </table:table-cell>
          <table:table-cell office:value-type="float" office:value="0.4975060917" calcext:value-type="float">
            <text:p>0.4975060917</text:p>
          </table:table-cell>
          <table:table-cell office:value-type="float" office:value="-0.6658640093" calcext:value-type="float">
            <text:p>-0.6658640093</text:p>
          </table:table-cell>
          <table:table-cell office:value-type="float" office:value="0.5031775589" calcext:value-type="float">
            <text:p>0.5031775589</text:p>
          </table:table-cell>
          <table:table-cell table:formula="of:=[.B51]-[.D51]" office:value-type="float" office:value="0.6641982343" calcext:value-type="float">
            <text:p>0.6641982343</text:p>
          </table:table-cell>
          <table:table-cell table:formula="of:=[.C51]-[.E51]" office:value-type="float" office:value="-0.0056714672" calcext:value-type="float">
            <text:p>-0.0056714672</text:p>
          </table:table-cell>
        </table:table-row>
        <table:table-row table:style-name="ro1">
          <table:table-cell office:value-type="string" calcext:value-type="string">
            <text:p>PItex</text:p>
          </table:table-cell>
          <table:table-cell office:value-type="float" office:value="0.0052266184" calcext:value-type="float">
            <text:p>0.0052266184</text:p>
          </table:table-cell>
          <table:table-cell office:value-type="float" office:value="0.3572518368" calcext:value-type="float">
            <text:p>0.3572518368</text:p>
          </table:table-cell>
          <table:table-cell office:value-type="float" office:value="-0.665981886" calcext:value-type="float">
            <text:p>-0.665981886</text:p>
          </table:table-cell>
          <table:table-cell office:value-type="float" office:value="0.5031775461" calcext:value-type="float">
            <text:p>0.5031775461</text:p>
          </table:table-cell>
          <table:table-cell table:formula="of:=[.B52]-[.D52]" office:value-type="float" office:value="0.6712085044" calcext:value-type="float">
            <text:p>0.6712085044</text:p>
          </table:table-cell>
          <table:table-cell table:formula="of:=[.C52]-[.E52]" office:value-type="float" office:value="-0.1459257093" calcext:value-type="float">
            <text:p>-0.1459257093</text:p>
          </table:table-cell>
        </table:table-row>
        <table:table-row table:style-name="ro1">
          <table:table-cell office:value-type="string" calcext:value-type="string">
            <text:p>ACt2rpp</text:p>
          </table:table-cell>
          <table:table-cell office:value-type="float" office:value="-0.0000000872283197165389" calcext:value-type="float">
            <text:p>-8.72283197165389E-08</text:p>
          </table:table-cell>
          <table:table-cell office:value-type="float" office:value="0.0000327261465692418" calcext:value-type="float">
            <text:p>3.27261465692418E-05</text:p>
          </table:table-cell>
          <table:table-cell office:value-type="float" office:value="-0.0001753025" calcext:value-type="float">
            <text:p>-0.0001753025</text:p>
          </table:table-cell>
          <table:table-cell office:value-type="float" office:value="0.0004267515" calcext:value-type="float">
            <text:p>0.0004267515</text:p>
          </table:table-cell>
          <table:table-cell table:formula="of:=[.B53]-[.D53]" office:value-type="float" office:value="0.000175215271680283" calcext:value-type="float">
            <text:p>0.0001752153</text:p>
          </table:table-cell>
          <table:table-cell table:formula="of:=[.C53]-[.E53]" office:value-type="float" office:value="-0.000394025353430758" calcext:value-type="float">
            <text:p>-0.0003940254</text:p>
          </table:table-cell>
        </table:table-row>
        <table:table-row table:style-name="ro1">
          <table:table-cell office:value-type="string" calcext:value-type="string">
            <text:p>EX_ac_LPAREN_e_RPAREN_</text:p>
          </table:table-cell>
          <table:table-cell office:value-type="float" office:value="0.0000000058497563189192" calcext:value-type="float">
            <text:p>5.8497563189192E-09</text:p>
          </table:table-cell>
          <table:table-cell office:value-type="float" office:value="0.0000288538383279712" calcext:value-type="float">
            <text:p>2.88538383279712E-05</text:p>
          </table:table-cell>
          <table:table-cell office:value-type="float" office:value="0.0000000116955129547707" calcext:value-type="float">
            <text:p>1.16955129547707E-08</text:p>
          </table:table-cell>
          <table:table-cell office:value-type="float" office:value="0.0000659641461669325" calcext:value-type="float">
            <text:p>6.59641461669325E-05</text:p>
          </table:table-cell>
          <table:table-cell table:formula="of:=[.B54]-[.D54]" office:value-type="float" office:value="-0.0000000058457566358515" calcext:value-type="float">
            <text:p>-5.8457566358515E-09</text:p>
          </table:table-cell>
          <table:table-cell table:formula="of:=[.C54]-[.E54]" office:value-type="float" office:value="-0.0000371103078389613" calcext:value-type="float">
            <text:p>-3.71103078389613E-05</text:p>
          </table:table-cell>
        </table:table-row>
        <table:table-row table:style-name="ro1">
          <table:table-cell office:value-type="string" calcext:value-type="string">
            <text:p>ACACtex</text:p>
          </table:table-cell>
          <table:table-cell office:value-type="float" office:value="-0.0000327165192845109" calcext:value-type="float">
            <text:p>-3.27165192845109E-05</text:p>
          </table:table-cell>
          <table:table-cell office:value-type="float" office:value="0.0000000512" calcext:value-type="float">
            <text:p>5.12E-08</text:p>
          </table:table-cell>
          <table:table-cell office:value-type="float" office:value="-0.0004260226" calcext:value-type="float">
            <text:p>-0.0004260226</text:p>
          </table:table-cell>
          <table:table-cell office:value-type="float" office:value="0.0001747593" calcext:value-type="float">
            <text:p>0.0001747593</text:p>
          </table:table-cell>
          <table:table-cell table:formula="of:=[.B55]-[.D55]" office:value-type="float" office:value="0.000393306080715489" calcext:value-type="float">
            <text:p>0.0003933061</text:p>
          </table:table-cell>
          <table:table-cell table:formula="of:=[.C55]-[.E55]" office:value-type="float" office:value="-0.0001747081" calcext:value-type="float">
            <text:p>-0.0001747081</text:p>
          </table:table-cell>
        </table:table-row>
        <table:table-row table:style-name="ro1" table:number-rows-repeated="104852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frankenstein.F1:frankenstein.F1048576">
            <calcext:condition calcext:apply-style-name="Result" calcext:value="&gt;0" calcext:base-cell-address="frankenstein.F1"/>
          </calcext:conditional-format>
          <calcext:conditional-format calcext:target-range-address="frankenstein.G1:frankenstein.G1048576">
            <calcext:condition calcext:apply-style-name="Result" calcext:value="&lt;0" calcext:base-cell-address="frankenstein.G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percentage-style style:name="N115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0:55:21.5809644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7-26T10:59:27.697518966</dc:date>
    <meta:editing-duration>PT9M15S</meta:editing-duration>
    <meta:editing-cycles>3</meta:editing-cycles>
    <meta:document-statistic meta:table-count="1" meta:cell-count="377" meta:object-count="0"/>
  </office:meta>
</office:document-meta>
</file>